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officeooo:rsid="001e4647" officeooo:paragraph-rsid="001336ca"/>
    </style:style>
    <style:style style:name="P6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7" style:family="paragraph" style:parent-style-name="Table_20_Contents">
      <style:text-properties officeooo:rsid="002180dd" officeooo:paragraph-rsid="0024e6d8"/>
    </style:style>
    <style:style style:name="P8" style:family="paragraph" style:parent-style-name="Table_20_Contents">
      <style:text-properties officeooo:rsid="0008c033" officeooo:paragraph-rsid="0024e6d8"/>
    </style:style>
    <style:style style:name="P9" style:family="paragraph" style:parent-style-name="Table_20_Contents">
      <style:text-properties officeooo:rsid="0008c033" officeooo:paragraph-rsid="0024e8d6"/>
    </style:style>
    <style:style style:name="P10" style:family="paragraph" style:parent-style-name="Table_20_Contents">
      <style:text-properties officeooo:rsid="00093f40" officeooo:paragraph-rsid="0024e6d8"/>
    </style:style>
    <style:style style:name="P11" style:family="paragraph" style:parent-style-name="Azione_20_attore" style:list-style-name="Numerazione_20_UC">
      <style:text-properties officeooo:rsid="0008c033" officeooo:paragraph-rsid="0024e6d8"/>
    </style:style>
    <style:style style:name="P12" style:family="paragraph" style:parent-style-name="Azione_20_attore" style:list-style-name="">
      <style:text-properties officeooo:rsid="002180dd" officeooo:paragraph-rsid="002180dd"/>
    </style:style>
    <style:style style:name="P13" style:family="paragraph" style:parent-style-name="Azione_20_attore" style:list-style-name="Numerazione_20_UC">
      <style:text-properties officeooo:rsid="002180dd" officeooo:paragraph-rsid="0024e6d8"/>
    </style:style>
    <style:style style:name="P14" style:family="paragraph" style:parent-style-name="Azione_20_sistema">
      <style:text-properties officeooo:rsid="0008c033" officeooo:paragraph-rsid="0008c033"/>
    </style:style>
    <style:style style:name="P15" style:family="paragraph" style:parent-style-name="Azione_20_sistema" style:list-style-name="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2180dd"/>
    </style:style>
    <style:style style:name="T10" style:family="text">
      <style:text-properties officeooo:rsid="000a3f9c"/>
    </style:style>
    <style:style style:name="T11" style:family="text">
      <style:text-properties officeooo:rsid="00195718"/>
    </style:style>
    <style:style style:name="T12" style:family="text">
      <style:text-properties officeooo:rsid="0022f74d"/>
    </style:style>
    <style:style style:name="T13" style:family="text">
      <style:text-properties officeooo:rsid="00234309"/>
    </style:style>
    <style:style style:name="T14" style:family="text">
      <style:text-properties officeooo:rsid="00248bad"/>
    </style:style>
    <style:style style:name="T15" style:family="text">
      <style:text-properties officeooo:rsid="0024e6d8"/>
    </style:style>
    <style:style style:name="T16" style:family="text">
      <style:text-properties officeooo:rsid="0025f03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15">Psicopedagogo visualizza</text:span><text:span text:style-name="T13">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2">Iniziato da: </text:span><text:span text:style-name="T15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0">L'utente accede al sistema e viene riconosciuto come <text:span text:style-name="T15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48282" text:style-name="Numerazione_20_UC">
              <text:list-item text:start-value="1">
                <text:p text:style-name="P11"><text:span text:style-name="T15">Lo Psicopedagogo</text:span> accede alla sezione <text:span text:style-name="T7">Eventi</text:span><text:span text:style-name="T5"> </text:span><text:span text:style-name="T6">(include Visualizza </text:span><text:span text:style-name="T7">Eventi</text:span><text:span text:style-name="T6">)</text:span></text:p>
                <text:p text:style-name="P14"/>
              </text:list-item>
              <text:list-item>
                <text:p text:style-name="P14">Il sistema <text:span text:style-name="T3">visualizza</text:span> <text:span text:style-name="T8">la lista degli eventi </text:span>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15">Lo Psicopedagogo</text:span><text:span text:style-name="T9"> </text:span><text:span text:style-name="T8">ha visualizzato </text:span><text:span text:style-name="T9">correttamente</text:span><text:span text:style-name="T5"> </text:span><text:span text:style-name="T8">la lista</text:span></text:p>
            <text:p text:style-name="P5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434047" text:style-name="L1">
              <text:list-header>
                <text:p text:style-name="P6">Nel caso di un errore <text:span text:style-name="T16">del sistema</text:span><text:span text:style-name="T9">,</text:span> <text:span text:style-name="T16">quest'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3M15S</meta:editing-duration>
    <meta:editing-cycles>27</meta:editing-cycles>
    <meta:generator>LibreOffice/3.6$Windows_x86 LibreOffice_project/da8c1e6-fd468f4-454e206-f42a4a9-143cfd</meta:generator>
    <dc:date>2012-10-19T15:36:11.65</dc:date>
    <meta:document-statistic meta:table-count="1" meta:image-count="0" meta:object-count="0" meta:page-count="1" meta:paragraph-count="17" meta:word-count="79" meta:character-count="549" meta:non-whitespace-character-count="488"/>
  </office:meta>
</office:document-meta>
</file>